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cf531" officeooo:paragraph-rsid="001cf531"/>
    </style:style>
    <style:style style:name="P2" style:family="paragraph" style:parent-style-name="Standard">
      <style:paragraph-properties fo:text-align="start" style:justify-single-word="false"/>
      <style:text-properties fo:language="fr" fo:country="FR" officeooo:rsid="001c9eca" officeooo:paragraph-rsid="001c9eca"/>
    </style:style>
    <style:style style:name="P3" style:family="paragraph" style:parent-style-name="Standard">
      <style:text-properties fo:language="fr" fo:country="FR" officeooo:rsid="001c9eca" officeooo:paragraph-rsid="001c9eca"/>
    </style:style>
    <style:style style:name="P4"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1cf531" officeooo:paragraph-rsid="001cf531" style:font-weight-asian="bold" style:font-weight-complex="bold"/>
    </style:style>
    <style:style style:name="P5" style:family="paragraph" style:parent-style-name="Standard">
      <style:paragraph-properties fo:text-align="center" style:justify-single-word="false"/>
      <style:text-properties fo:language="fr" fo:country="FR" officeooo:rsid="001cf531" officeooo:paragraph-rsid="001cf531"/>
    </style:style>
    <style:style style:name="P6" style:family="paragraph" style:parent-style-name="Standard">
      <style:paragraph-properties fo:text-align="start" style:justify-single-word="false"/>
      <style:text-properties fo:language="fr" fo:country="FR" officeooo:rsid="001cf531" officeooo:paragraph-rsid="001cf531"/>
    </style:style>
    <style:style style:name="P7" style:family="paragraph" style:parent-style-name="Standard">
      <style:paragraph-properties fo:text-align="start" style:justify-single-word="false"/>
      <style:text-properties fo:language="fr" fo:country="FR" officeooo:rsid="001f8b72" officeooo:paragraph-rsid="001f8b72"/>
    </style:style>
    <style:style style:name="P8" style:family="paragraph" style:parent-style-name="Standard">
      <style:paragraph-properties fo:text-align="start" style:justify-single-word="false"/>
      <style:text-properties fo:language="fr" fo:country="FR" officeooo:rsid="001dc05d" officeooo:paragraph-rsid="001dc05d"/>
    </style:style>
    <style:style style:name="T1" style:family="text">
      <style:text-properties officeooo:rsid="001cf531"/>
    </style:style>
    <style:style style:name="T2" style:family="text">
      <style:text-properties officeooo:rsid="001dc05d"/>
    </style:style>
    <style:style style:name="T3" style:family="text">
      <style:text-properties officeooo:rsid="0020f0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ENEET Mohamed <text:s text:c="112"/></text:p>
      <text:p text:style-name="P3">OpenClassrooms<text:tab/><text:tab/><text:tab/><text:tab/><text:tab/><text:tab/><text:tab/> <text:s text:c="10"/></text:p>
      <text:p text:style-name="P3">Prép’ Android</text:p>
      <text:p text:style-name="P3"/>
      <text:p text:style-name="P3"><text:tab/><text:tab/><text:tab/><text:tab/><text:tab/><text:tab/><text:tab/><text:tab/><text:tab/><text:tab/><text:tab/> <text:s/><text:span text:style-name="T1">Francis Lead Dev</text:span></text:p>
      <text:p text:style-name="P3"><text:tab/><text:tab/><text:tab/><text:tab/><text:tab/><text:tab/><text:tab/><text:tab/><text:tab/><text:tab/><text:tab/><text:tab/> <text:s text:c="2"/><text:span text:style-name="T1">Lamzone</text:span></text:p>
      <text:p text:style-name="P3"/>
      <text:p text:style-name="P3"/>
      <text:p text:style-name="P3"/>
      <text:p text:style-name="P4">Application de gestion des réunions – langage choisi Java</text:p>
      <text:p text:style-name="P5"/>
      <text:p text:style-name="P5"/>
      <text:p text:style-name="P7">Objet : choix de langage de programmation</text:p>
      <text:p text:style-name="P5"/>
      <text:p text:style-name="P5"/>
      <text:p text:style-name="P5"/>
      <text:p text:style-name="P6"><text:tab/>Bonjour Francis,</text:p>
      <text:p text:style-name="P6"/>
      <text:p text:style-name="P6">suite à ton échange avec Alexandra sur le choix du langage avec lequel l’application de réunion sera développé, je vous <text:span text:style-name="T3">fait </text:span>part aujourd’hui des raisons pour lesquels il est préférable de coder l’application en Java et non en Kotlin.</text:p>
      <text:p text:style-name="P6"/>
      <text:p text:style-name="P6">Tout d’abord, Kotlin est un langage <text:s/>de programmation à typage statique fonctionnant sur JVM : associer une valeur à un symbole, tous les deux possèdent le même type. <text:span text:style-name="T2">Tout comme Java. </text:span></text:p>
      <text:p text:style-name="P8">Cependant Java, le langage déjà présents dans nos structures, présente plusieurs avantages indéniables et qui font de lui, encore aujourd’hui, <text:span text:style-name="T3">le deuxième </text:span><text:s/>langage le plus utilisé du monde. Ces derniers sont la facilité de la compréhension du code et de son exécution, sa richesse en terme de fonctionnalité, sa prise en charge par la communauté lui permettant de rester à jour. <text:span text:style-name="T3">De plus cette communauté de développeur comprend des milliers d’usagers de part son ancienneté et sa popularité.</text:span> C’est également une propriété d’Oracle <text:s/>Corporation, <text:span text:style-name="T3">une multi-nationale de longue date mondialement reconnue,</text:span> qui se consacre à le renforcer. <text:span text:style-name="T3">Aussi, Java est </text:span>un langage à gestion automatique de mémoire qui rend son utilisation portable sur une large gamme d’appareils.</text:p>
      <text:p text:style-name="P7"/>
      <text:p text:style-name="P7"/>
      <text:p text:style-name="P7">Cordialem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6:12:09.304000000</meta:creation-date>
    <dc:date>2020-03-23T12:17:34.664000000</dc:date>
    <meta:editing-duration>PT5M27S</meta:editing-duration>
    <meta:editing-cycles>2</meta:editing-cycles>
    <meta:generator>LibreOffice/6.0.7.3$Windows_X86_64 LibreOffice_project/dc89aa7a9eabfd848af146d5086077aeed2ae4a5</meta:generator>
    <meta:document-statistic meta:table-count="0" meta:image-count="0" meta:object-count="0" meta:page-count="1" meta:paragraph-count="12" meta:word-count="214" meta:character-count="1531" meta:non-whitespace-character-count="1164"/>
  </office:meta>
</office:document-meta>
</file>